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b0e7" officeooo:paragraph-rsid="0014b0e7"/>
    </style:style>
    <style:style style:name="P2" style:family="paragraph" style:parent-style-name="Standard">
      <style:text-properties fo:font-weight="bold" officeooo:rsid="0014b0e7" officeooo:paragraph-rsid="0014b0e7" style:font-weight-asian="bold" style:font-weight-complex="bold"/>
    </style:style>
    <style:style style:name="P3" style:family="paragraph" style:parent-style-name="Standard">
      <style:text-properties fo:font-weight="bold" officeooo:rsid="0017a1af" officeooo:paragraph-rsid="0017a1af" style:font-weight-asian="bold" style:font-weight-complex="bold"/>
    </style:style>
    <style:style style:name="P4" style:family="paragraph" style:parent-style-name="Standard">
      <style:text-properties fo:font-weight="bold" officeooo:rsid="001c1500" officeooo:paragraph-rsid="001c1500" style:font-weight-asian="bold" style:font-weight-complex="bold"/>
    </style:style>
    <style:style style:name="P5" style:family="paragraph" style:parent-style-name="Standard">
      <style:text-properties fo:color="#007826" officeooo:rsid="0014b0e7" officeooo:paragraph-rsid="0014b0e7" fo:background-color="transparent"/>
    </style:style>
    <style:style style:name="P6" style:family="paragraph" style:parent-style-name="Standard">
      <style:text-properties fo:color="#007826" officeooo:rsid="0015cb78" officeooo:paragraph-rsid="0015cb78" fo:background-color="transparent"/>
    </style:style>
    <style:style style:name="P7" style:family="paragraph" style:parent-style-name="Standard">
      <style:text-properties fo:color="#007826" officeooo:rsid="0014b0e7" officeooo:paragraph-rsid="0014b0e7"/>
    </style:style>
    <style:style style:name="P8" style:family="paragraph" style:parent-style-name="Standard">
      <style:text-properties fo:color="#007826" officeooo:rsid="0015cb78" officeooo:paragraph-rsid="0015cb78"/>
    </style:style>
    <style:style style:name="P9" style:family="paragraph" style:parent-style-name="Standard">
      <style:text-properties fo:color="#000000" officeooo:rsid="0014fd07" officeooo:paragraph-rsid="0014fd07" fo:background-color="transparent"/>
    </style:style>
    <style:style style:name="P10" style:family="paragraph" style:parent-style-name="Standard">
      <style:text-properties fo:color="#000000" officeooo:rsid="0015cb78" officeooo:paragraph-rsid="0015cb78" fo:background-color="transparent"/>
    </style:style>
    <style:style style:name="P11" style:family="paragraph" style:parent-style-name="Standard">
      <style:text-properties fo:color="#000000" officeooo:rsid="0015cb78" officeooo:paragraph-rsid="0015cb78"/>
    </style:style>
    <style:style style:name="P12" style:family="paragraph" style:parent-style-name="Standard">
      <style:text-properties officeooo:rsid="0017a1af" officeooo:paragraph-rsid="0017a1af"/>
    </style:style>
    <style:style style:name="P13" style:family="paragraph" style:parent-style-name="Standard">
      <style:text-properties officeooo:paragraph-rsid="0017a1af"/>
    </style:style>
    <style:style style:name="P14" style:family="paragraph" style:parent-style-name="Standard">
      <style:text-properties officeooo:rsid="001c1500" officeooo:paragraph-rsid="001c1500"/>
    </style:style>
    <style:style style:name="T1" style:family="text">
      <style:text-properties fo:color="#007826"/>
    </style:style>
    <style:style style:name="T2" style:family="text">
      <style:text-properties officeooo:rsid="0015cb78"/>
    </style:style>
    <style:style style:name="T3" style:family="text">
      <style:text-properties fo:color="#cc0000"/>
    </style:style>
    <style:style style:name="T4" style:family="text">
      <style:text-properties fo:color="#cc0000" officeooo:rsid="0017a1af"/>
    </style:style>
    <style:style style:name="T5" style:family="text">
      <style:text-properties fo:color="#cc0000" fo:font-weight="bold" style:font-weight-asian="bold" style:font-weight-complex="bold"/>
    </style:style>
    <style:style style:name="T6" style:family="text">
      <style:text-properties fo:color="#cc0000" fo:font-weight="bold" officeooo:rsid="0017a1af" style:font-weight-asian="bold" style:font-weight-complex="bold"/>
    </style:style>
    <style:style style:name="T7" style:family="text">
      <style:text-properties fo:color="#cc0000" fo:font-weight="bold" officeooo:rsid="00198704" style:font-weight-asian="bold" style:font-weight-complex="bold"/>
    </style:style>
    <style:style style:name="T8" style:family="text">
      <style:text-properties officeooo:rsid="0017a1a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98704" style:font-weight-asian="bold" style:font-weight-complex="bold"/>
    </style:style>
    <style:style style:name="T11" style:family="text">
      <style:text-properties officeooo:rsid="001987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P 1 :</text:p>
      <text:p text:style-name="P2">Principe :</text:p>
      <text:p text:style-name="P1">lex lit une spécification <text:s/>d'un analyseur lexical et génère un code C qui l'implémente.</text:p>
      <text:p text:style-name="P1"/>
      <text:p text:style-name="P1">Structure d’un fichier lex (extension <text:s/>.l) :</text:p>
      <text:p text:style-name="P1"/>
      <text:p text:style-name="P1"/>
      <text:p text:style-name="P5">/* Section des définition C ou lex */</text:p>
      <text:p text:style-name="P9">⇒ Déclaration C </text:p>
      <text:p text:style-name="P9"><text:tab/><text:span text:style-name="T3">(#include ou variables globales)</text:span></text:p>
      <text:p text:style-name="P9"><text:tab/>entre</text:p>
      <text:p text:style-name="P9"><text:tab/><text:span text:style-name="T3">%{ et <text:s text:c="3"/>%}</text:span></text:p>
      <text:p text:style-name="P10">⇒ options et commande lex</text:p>
      <text:p text:style-name="P10">⇒ raccourcis pour les regex</text:p>
      <text:p text:style-name="P6"/>
      <text:p text:style-name="P1">%%</text:p>
      <text:p text:style-name="P7">/* Section d<text:span text:style-name="T2">es règles lexicales</text:span>*/</text:p>
      <text:p text:style-name="P11">⇒Liste de couples :</text:p>
      <text:p text:style-name="P11"><text:tab/>- regex <text:span text:style-name="T3">(doit commencer La ligne )</text:span></text:p>
      <text:p text:style-name="P11"><text:tab/>- action en C Bloc et instructions entre <text:span text:style-name="T3">{ et } </text:span>Doit commencer sur la meme Ligne !</text:p>
      <text:p text:style-name="P8"/>
      <text:p text:style-name="P1">%%</text:p>
      <text:p text:style-name="P1"><text:span text:style-name="T1">/*Section du code C*/</text:span> </text:p>
      <text:p text:style-name="P1"/>
      <text:p text:style-name="P1"/>
      <text:p text:style-name="P1"/>
      <text:p text:style-name="P3">Fonctionnement de lex :</text:p>
      <text:p text:style-name="P12"><text:tab/>→ lex fournit une fonction <text:span text:style-name="T3">yylex()</text:span> qui lance l’analyse lexicale sur le fichier pointé par la <text:tab/>variable globale <text:span text:style-name="T3">yyin</text:span> (type File*)</text:p>
      <text:p text:style-name="P12"><text:tab/>→<text:span text:style-name="T5">yylex</text:span>() va parcourir le fichier à analyser et tenter de reconnaître les <text:s/>plus langues <text:tab/>séquence de caractère qui correspondent à une regex.</text:p>
      <text:p text:style-name="P12"><text:tab/><text:tab/>– quand elle trouve une (en cas d’égalité, la premiere dans la liste est la plus <text:tab/><text:tab/><text:tab/>prioritaire) elle éxécute l’action associée.</text:p>
      <text:p text:style-name="P12"><text:tab/><text:tab/>– dans l’action, on peut utiliser les variables :</text:p>
      <text:p text:style-name="P13"><text:span text:style-name="T8"><text:tab/><text:tab/><text:tab/>. </text:span><text:span text:style-name="T6">yytext</text:span><text:span text:style-name="T8"> , qui correspond à la chaîne reconnue (type char*)</text:span></text:p>
      <text:p text:style-name="P12"><text:tab/><text:tab/><text:tab/>. <text:span text:style-name="T5">yyleng</text:span>, qui correspond à la taille de la <text:span text:style-name="T11">chaîne</text:span> reconnue.</text:p>
      <text:p text:style-name="P12"><text:tab/><text:tab/><text:tab/>. Un <text:span text:style-name="T11">caractère</text:span> non reconnu est affiché par défaut sur <text:span text:style-name="T3">stdout</text:span>.<text:tab/></text:p>
      <text:p text:style-name="P12"><text:tab/>→<text:span text:style-name="T11"> </text:span><text:span text:style-name="T7">yylex</text:span><text:span text:style-name="T11">() se termine quand :</text:span></text:p>
      <text:p text:style-name="P12"><text:tab/><text:tab/><text:tab/>. <text:span text:style-name="T11">le fichier est parcouru en entier <text:s/>(ctrl + D) , OU</text:span></text:p>
      <text:p text:style-name="P12"><text:tab/><text:tab/><text:tab/>. <text:span text:style-name="T11">une action effectue un return</text:span></text:p>
      <text:p text:style-name="P12"><text:tab/><text:tab/><text:tab/>. <text:span text:style-name="T11">quand on appelle yyterminate()</text:span></text:p>
      <text:p text:style-name="P12"/>
      <text:p text:style-name="P12"/>
      <text:p text:style-name="P12"/>
      <text:p text:style-name="P12"/>
      <text:p text:style-name="P4">table des symboles :</text:p>
      <text:p text:style-name="P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3:40:40.392232107</meta:creation-date>
    <dc:date>2017-10-20T16:32:54.139942730</dc:date>
    <meta:editing-duration>PT18M47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31" meta:word-count="236" meta:character-count="1335" meta:non-whitespace-character-count="1083"/>
  </office:meta>
</office:document-meta>
</file>